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top="0cm" fo:margin-bottom="0cm" fo:text-align="start"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margin-top="0cm" fo:margin-bottom="0cm" fo:text-align="start"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paragraph-properties fo:margin-top="0cm" fo:margin-bottom="0cm"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3" style:family="paragraph" style:parent-style-name="Standard">
      <style:paragraph-properties fo:margin-top="0cm" fo:margin-bottom="0cm" fo:text-align="start"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rativ Mjukvaruutveckling, Ht14.</text:p>
      <text:p text:style-name="P2"/>
      <text:p text:style-name="P1">Laboration 1</text:p>
      <text:p text:style-name="P1"/>
      <text:p text:style-name="P1">Uppgift 1A</text:p>
      <text:p text:style-name="P1"/>
      <text:p text:style-name="P6">Strategi</text:p>
      <text:list xml:id="list346679751642212469" text:style-name="L1">
        <text:list-item>
          <text:p text:style-name="P11">Börja i god tid. </text:p>
        </text:list-item>
        <text:list-item>
          <text:p text:style-name="P11">Läs igenom <text:s/>uppgiften och reflektera över vad som ska göras.</text:p>
        </text:list-item>
        <text:list-item>
          <text:p text:style-name="P11">Utgå ifrån uteslutningsmetoden över vilka metoder och lösningar man kan använda sig utav.</text:p>
        </text:list-item>
        <text:list-item>
          <text:p text:style-name="P11">Skriv så mycket utav koden som möjligt utifrån eget kunnande.</text:p>
        </text:list-item>
        <text:list-item>
          <text:p text:style-name="P11">Felsök sedan med hjälp av internet och de kurslitteratur vi haft tillgång till sedan tidigare.</text:p>
        </text:list-item>
      </text:list>
      <text:p text:style-name="P4"/>
      <text:p text:style-name="P5">Delmoment</text:p>
      <text:list xml:id="list5229034691132556507" text:style-name="L2">
        <text:list-item>
          <text:p text:style-name="P12">Läs igenom instruktionerna – analysera problemet.</text:p>
        </text:list-item>
        <text:list-item>
          <text:p text:style-name="P12">Gör en grov skiss över hur problemet ska lösas.</text:p>
        </text:list-item>
        <text:list-item>
          <text:p text:style-name="P12">Kontrollera att de valda metoderna/satserna uppfyller kraven för uppgiften samt är kompatibla med varandra.</text:p>
        </text:list-item>
        <text:list-item>
          <text:p text:style-name="P12">Fundera över vilka fel som kan uppstå/osäkra moment och ta reda på lösningar till de problemen.</text:p>
        </text:list-item>
        <text:list-item>
          <text:p text:style-name="P12">Koda – Tänk på: Vilka variabler MÅSTE vara med. Skriv kommentarer. Undvik slarvfel. DRY. </text:p>
        </text:list-item>
        <text:list-item>
          <text:p text:style-name="P12">Eventuellt felsök.</text:p>
        </text:list-item>
        <text:list-item>
          <text:p text:style-name="P12">Reflektera.</text:p>
        </text:list-item>
      </text:list>
      <text:p text:style-name="P3"/>
      <text:p text:style-name="P7"><text:span text:style-name="T1">Planerad tid</text:span><text:span text:style-name="T2"> :<text:tab/></text:span>1h 15 min</text:p>
      <text:p text:style-name="P7"/>
      <text:p text:style-name="P3"><text:span text:style-name="T1">Praktisk tid</text:span> : <text:tab/>0 h 45 min</text:p>
      <text:p text:style-name="P3"/>
      <text:p text:style-name="P8">Avvikelser från planeringen :</text:p>
      <text:p text:style-name="P9">Snubblade över en lösning på internet vilket gjorde att uppgiften gick mycket fortare att lösa än jag trott. Detta gjorde att programmet blev klart ca 1,5 h före utsatt tid.</text:p>
      <text:p text:style-name="P7"/>
      <text:p text:style-name="P8">Reflektioner :</text:p>
      <text:p text:style-name="P10">Jag känner mig inte riktigt nöjd med att inte ”fått” lösa uppgiften helt på egen hand, då en fullgod lösning fanns på den allra första sidan jag klickade upp när jag sökte efter tips. Jag hade kunnat välja att bortse från den koden jag hittat och istället skrivit en helt egen kod, men det kändes dumt att inte implementera den färdiga lösningen i mitt program, då jag ändå förstod den.</text:p>
      <text:p text:style-name="P10">Personligen har jag svårt för tanken på att ”sno” någon annans kod, men som jag förstått det från tidigare kurser och samtal med andra lärare så ska forum etc. på internet vara en väldigt vanlig kanal att använda sig av när man letar efter svar på problem, även ute i arbetslivet?</text:p>
      <text:p text:style-name="P10"/>
      <text:p text:style-name="P10">Tidsplanen för den här uppgiften hölls bra, mest för att det inte behövdes någon längre tid för felsökning då programmet fungerade direkt efter andra försöket. </text:p>
      <text:p text:style-name="P10">Jag tror att även att om jag inte hade hittat en så utförlig färdigskriven lösning att använda mig av så hade jag ändå klarat av att hålla mig inom tidsramen då jag redan hade planerat att använda en loop av något slag till att sortera ut de berörda bokstäverna. </text:p>
      <text:p text:style-name="P7"/>
      <text:p text:style-name="P6">Tidslogg</text:p>
      <text:p text:style-name="P7">Fre 14/11<text:tab/>: 0 h 45 min.</text:p>
      <text:p text:style-name="P7"/>
      <text:p text:style-name="P6">Refrerenser</text:p>
      <text:p text:style-name="P3">http://www.dotnetperls.com/string-occur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19T11:52:58.39</meta:creation-date>
    <dc:date>2014-11-20T09:48:38.57</dc:date>
    <dc:creator>Carolina Skov Pedersen</dc:creator>
    <meta:editing-duration>PT3H44M51S</meta:editing-duration>
    <meta:editing-cycles>14</meta:editing-cycles>
    <meta:generator>OpenOffice/4.1.1$Win32 OpenOffice.org_project/411m6$Build-9775</meta:generator>
    <meta:document-statistic meta:table-count="0" meta:image-count="0" meta:object-count="0" meta:page-count="1" meta:paragraph-count="30" meta:word-count="389" meta:character-count="2263"/>
  </office:meta>
</office:document-meta>
</file>